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 style:master-page-name="Presentacion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style:font-name="Arial2"/>
    </style:style>
    <style:style style:name="P8" style:family="paragraph" style:parent-style-name="Text_20_body" style:list-style-name="L2"/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 style:master-page-name="Presentacion">
      <style:paragraph-properties fo:text-align="center" style:justify-single-word="false" style:page-number="auto"/>
    </style:style>
    <style:style style:name="P11" style:family="paragraph" style:parent-style-name="Heading_20_1" style:master-page-name="Cuerpo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reference-mark-start text:name="titulo"/>PROYECTO FINAL FLP - OBLIQ <text:reference-mark-end text:name="titulo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mark-start text:name="Autor"/>Andrés Felipe Valencia - 1523227 <text:line-break/>Jefferson Mendoza - 141033<text:reference-mark-end text:name="Autor"/></text:p>
      <text:p text:style-name="P3"/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mark-start text:name="Universidad"/>Universidad <text:s/>del Valle <text:reference-mark-end text:name="Universidad"/></text:p>
      <text:p text:style-name="P3"><text:reference-mark-start text:name="Programa"/>Ingeniería de Sistemas<text:reference-mark-end text:name="Programa"/></text:p>
      <text:p text:style-name="P3"><text:reference-mark-start text:name="Materia"/>Fundamentos de Leguajes de Programación<text:reference-mark-end text:name="Materia"/></text:p>
      <text:p text:style-name="P2"><text:reference-mark-start text:name="Ciudad"/>Santiago de Cali<text:reference-mark-end text:name="Ciudad"/></text:p>
      <text:p text:style-name="P2"><text:reference-mark-start text:name="Año"/>2013<text:reference-mark-end text:name="Año"/></text:p>
      <text:p text:style-name="P6"/>
      <text:p text:style-name="P3"><text:reference-ref text:reference-format="text" text:ref-name="titulo">PROYECTO FINAL FLP - OBLIQ 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ref text:reference-format="text" text:ref-name="Autor">Andrés Felipe Valencia - 1523227  Jefferson Mendoza - 141033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reference-mark-start text:name="Docente"/>Carlos Andrés Delgado Saavedra <text:reference-mark-end text:name="Docente"/></text:p>
      <text:p text:style-name="P2"><text:reference-mark-start text:name="DocenteTitulo"/>Ingeniero de Electronico y de Sistemas<text:reference-mark-end text:name="DocenteTitulo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ref text:reference-format="text" text:ref-name="Universidad">Universidad  del Valle </text:reference-ref></text:p>
      <text:p text:style-name="P3"><text:reference-ref text:reference-format="text" text:ref-name="Programa">Ingeniería de Sistemas</text:reference-ref></text:p>
      <text:p text:style-name="P3"><text:reference-ref text:reference-format="text" text:ref-name="Materia">Fundamentos de Leguajes de Programación</text:reference-ref></text:p>
      <text:p text:style-name="P2"><text:reference-ref text:reference-format="text" text:ref-name="Ciudad">Santiago de Cali</text:reference-ref></text:p>
      <text:p text:style-name="P2"><text:reference-ref text:reference-format="text" text:ref-name="Año">2013</text:reference-ref></text:p>
      <text:p text:style-name="P6"/>
      <text:table-of-content text:style-name="Sect1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Contenido</text:p>
          </text:index-title>
          <text:h text:style-name="P12" text:outline-level="1"><text:a xlink:type="simple" xlink:href="#__RefHeading__458_2133575076" text:style-name="Index_20_Link" text:visited-style-name="Index_20_Link">INTRODUCCION<text:tab/>4</text:a></text:h>
          <text:h text:style-name="P12" text:outline-level="1"><text:a xlink:type="simple" xlink:href="#__RefHeading__460_2133575076" text:style-name="Index_20_Link" text:visited-style-name="Index_20_Link">1 .sintáxis del lenguaje<text:tab/>5</text:a></text:h>
          <text:h text:style-name="P12" text:outline-level="1"><text:a xlink:type="simple" xlink:href="#__RefHeading__230_205795738" text:style-name="Index_20_Link" text:visited-style-name="Index_20_Link">2 .COMPORTAMIENTO DEL INTERPRETADOR<text:tab/>5</text:a></text:h>
          <text:p text:style-name="P13"><text:a xlink:type="simple" xlink:href="#__RefHeading__461_525927944" text:style-name="Index_20_Link" text:visited-style-name="Index_20_Link"><text:s/>2.1 .EXPRESION 1<text:tab/>5</text:a></text:p>
          <text:p text:style-name="P13"><text:a xlink:type="simple" xlink:href="#__RefHeading__463_525927944" text:style-name="Index_20_Link" text:visited-style-name="Index_20_Link"><text:s/>2.2 .EXPRESION 2<text:tab/>5</text:a></text:p>
          <text:h text:style-name="P12" text:outline-level="1"><text:a xlink:type="simple" xlink:href="#__RefHeading__408_2133575076" text:style-name="Index_20_Link" text:visited-style-name="Index_20_Link">3 .Otros procedimientos<text:tab/>5</text:a></text:h>
          <text:h text:style-name="P12" text:outline-level="1"><text:a xlink:type="simple" xlink:href="#__RefHeading__410_2133575076" text:style-name="Index_20_Link" text:visited-style-name="Index_20_Link">4 .CONCLUSIONES <text:tab/>5</text:a></text:h>
          <text:h text:style-name="P12" text:outline-level="1"><text:a xlink:type="simple" xlink:href="#__RefHeading__465_525927944" text:style-name="Index_20_Link" text:visited-style-name="Index_20_Link">5 .Bibliografía<text:tab/>6</text:a></text:h>
        </text:index-body>
      </text:table-of-content>
      <text:h text:style-name="P9" text:outline-level="1" text:is-list-header="true"/>
      <text:h text:style-name="P10" text:outline-level="1" text:is-list-header="true"><text:bookmark-start text:name="__RefHeading__458_2133575076"/>INTRODUCCION<text:bookmark-end text:name="__RefHeading__458_2133575076"/></text:h>
      <text:p text:style-name="P4"/>
      <text:p text:style-name="P4"/>
      <text:p text:style-name="P5">PARAFO INTRODUCCION</text:p>
      <text:p text:style-name="P5"/>
      <text:p text:style-name="P5"/>
      <text:p text:style-name="P5"/>
      <text:h text:style-name="P11" text:outline-level="1"><text:bookmark-start text:name="__RefHeading__460_2133575076"/>sintáxis del lenguaje<text:bookmark-end text:name="__RefHeading__460_2133575076"/></text:h>
      <text:p text:style-name="Text_20_body"/>
      <text:p text:style-name="Text_20_body">Colocar la sintexis del lenguaje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230_205795738"/>COMPORTAMIENTO DEL INTERPRETADOR<text:bookmark-end text:name="__RefHeading__230_205795738"/></text:h>
      <text:p text:style-name="Text_20_body"/>
      <text:h text:style-name="Heading_20_2" text:outline-level="2"><text:bookmark-start text:name="__RefHeading__461_525927944"/>EXPRESION 1<text:bookmark-end text:name="__RefHeading__461_525927944"/></text:h>
      <text:p text:style-name="Text_20_body">Colocar el comportamiento de la expresion 1</text:p>
      <text:p text:style-name="Text_20_body"/>
      <text:h text:style-name="Heading_20_2" text:outline-level="2"><text:bookmark-start text:name="__RefHeading__463_525927944"/>EXPRESION 2<text:bookmark-end text:name="__RefHeading__463_525927944"/></text:h>
      <text:p text:style-name="Text_20_body">Coloar el comportamiento de la expresion 2</text:p>
      <text:p text:style-name="Text_20_body"/>
      <text:h text:style-name="Heading_20_1" text:outline-level="1"><text:bookmark-start text:name="__RefHeading__408_2133575076"/>Otros procedimientos<text:bookmark-end text:name="__RefHeading__408_2133575076"/></text:h>
      <text:p text:style-name="Text_20_body"/>
      <text:list xml:id="list2038452470" text:style-name="L2">
        <text:list-item>
          <text:p text:style-name="P8">las descripciones de los procedimientos y datos auxiliares utilizados para el buen funcionamiento del interpretador</text:p>
        </text:list-item>
      </text:list>
      <text:h text:style-name="Heading_20_1" text:outline-level="1"><text:bookmark-start text:name="__RefHeading__410_2133575076"/>CONCLUSIONES <text:bookmark-end text:name="__RefHeading__410_213357507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465_525927944"/><text:soft-page-break/>Bibliografía<text:bookmark-end text:name="__RefHeading__465_525927944"/></text:h>
      <text:p text:style-name="Text_20_body"/>
      <text:p text:style-name="Text_20_body">PROYECTO_FLP, Robert Ceballos.- [fecha de consulta: 21 de febrero de 2016 ]</text:p>
      <text:p text:style-name="Text_20_body">disponible en: https://github.com/RobertCeballos/PROYECTO_F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text-transform="uppercase" style:font-name="Arial1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2cm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cm" fo:text-indent="0cm" style:auto-text-indent="false" fo:background-color="transparent">
        <style:background-image/>
      </style:paragraph-properties>
      <style:text-properties fo:text-transform="uppercase" style:font-name="Arial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fo:margin="100%" fo:margin-left="0cm" fo:margin-right="0cm" fo:margin-top="0cm" fo:margin-bottom="1cm" fo:text-indent="0cm" style:auto-text-indent="false" style:page-number="auto" fo:background-color="transparent" style:shadow="none" style:join-border="false">
        <style:tab-stops>
          <style:tab-stop style:position="17.59cm" style:type="right" style:leader-style="dotted" style:leader-text="."/>
        </style:tab-stops>
        <style:background-image/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1cm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  <style:background-image/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="100%" fo:margin-left="0cm" fo:margin-right="0cm" fo:margin-top="0cm" fo:margin-bottom="1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1" fo:font-size="12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2cm" fo:text-align="center" style:justify-single-word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1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Sin_20_nombre1" style:display-name="Sin nombre1" style:family="graphic" style:parent-style-name="Graphics"/>
    <text:outline-style style:name="Outline">
      <text:outline-level-style text:level="1" text:style-name="Numbering_20_Symbols" style:num-suffix=" 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3cm" fo:margin-bottom="3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0cm" style:dynamic-spacing="false"/>
      </style:header-style>
      <style:footer-style>
        <style:header-footer-properties svg: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Presentacion"/>
    <style:master-page style:name="Cuerpo" style:page-layout-name="Mpm2">
      <style:footer>
        <text:p text:style-name="MP1"><text:page-number text:select-page="current">6</text:page-number></text:p>
      </style:footer>
    </style:master-page>
    <style:master-page style:name="Presentacion" style:page-layout-name="Mpm3">
      <style:header>
        <text:p text:style-name="Header"/>
      </style:header>
      <style:footer>
        <text:p text:style-name="Footer"/>
      </style:footer>
    </style:master-page>
    <style:master-page style:name="Sin_20_nombre1" style:display-name="Sin nombr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7:12</meta:creation-date>
    <meta:editing-duration>PT7M8S</meta:editing-duration>
    <meta:editing-cycles>5</meta:editing-cycles>
    <meta:generator>LibreOffice/3.5$Linux_x86 LibreOffice_project/350m1$Build-2</meta:generator>
    <dc:title>trabajos</dc:title>
    <meta:initial-creator>webmaster </meta:initial-creator>
    <dc:date>2016-02-24T10:39:22</dc:date>
    <dc:creator>webmaster </dc:creator>
    <meta:document-statistic meta:table-count="0" meta:image-count="0" meta:object-count="0" meta:page-count="6" meta:paragraph-count="42" meta:word-count="174" meta:character-count="1145" meta:non-whitespace-character-count="1006"/>
  </office:meta>
</office:document-meta>
</file>